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2.5" calcext:value-type="float">
            <text:p>2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number-columns-repeated="2" table:style-name="ce60" office:value-type="float" office:value="0.5" calcext:value-type="float">
            <text:p>0,5</text:p>
          </table:table-cell>
          <table:table-cell table:style-name="ce60" table:number-columns-repeated="2"/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31.5" calcext:value-type="float">
            <text:p>31,5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.5" calcext:value-type="float">
            <text:p>6,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37" calcext:value-type="float">
            <text:p>37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7.5" calcext:value-type="float">
            <text:p>7,5</text:p>
          </table:table-cell>
          <table:table-cell table:style-name="ce65" table:formula="of:=SUM([.R3:.R7])" office:value-type="float" office:value="6" calcext:value-type="float">
            <text:p>6</text:p>
          </table:table-cell>
          <table:table-cell table:style-name="ce65" table:formula="of:=SUM([.S3:.S7])" office:value-type="float" office:value="5.5" calcext:value-type="float">
            <text:p>5,5</text:p>
          </table:table-cell>
          <table:table-cell table:style-name="ce65" table:formula="of:=SUM([.T3:.T7])" office:value-type="float" office:value="8.5" calcext:value-type="float">
            <text:p>8,5</text:p>
          </table:table-cell>
          <table:table-cell table:style-name="ce65" table:formula="of:=SUM([.U3:.U7])" office:value-type="float" office:value="5" calcext:value-type="float">
            <text:p>5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0" calcext:value-type="float">
            <text:p>0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2:43:21.73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4T12:45:41.227000000</dc:date>
    <meta:editing-cycles>17</meta:editing-cycles>
    <meta:editing-duration>PT1H36M13S</meta:editing-duration>
    <meta:document-statistic meta:table-count="5" meta:cell-count="504" meta:object-count="0"/>
  </office:meta>
</office:document-meta>
</file>